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3646in" fo:margin-left="0.4938in" fo:margin-right="0.0667in" table:align="margins"/>
    </style:style>
    <style:style style:name="Table1.A" style:family="table-column">
      <style:table-column-properties style:column-width="1.2396in" style:rel-column-width="12763*"/>
    </style:style>
    <style:style style:name="Table1.B" style:family="table-column">
      <style:table-column-properties style:column-width="1.7292in" style:rel-column-width="17804*"/>
    </style:style>
    <style:style style:name="Table1.C" style:family="table-column">
      <style:table-column-properties style:column-width="1.7396in" style:rel-column-width="17912*"/>
    </style:style>
    <style:style style:name="Table1.D" style:family="table-column">
      <style:table-column-properties style:column-width="1.6563in" style:rel-column-width="17056*"/>
    </style:style>
    <style:style style:name="Table1.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3b3b3"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font-name="Bitstream Charter" fo:font-size="20pt" fo:font-weight="bold" style:font-size-asian="20pt" style:font-weight-asian="bold" style:font-size-complex="20pt" style:font-weight-complex="bold"/>
    </style:style>
    <style:style style:name="P3" style:family="paragraph" style:parent-style-name="Standard">
      <style:paragraph-properties fo:text-align="justify" style:justify-single-word="false"/>
      <style:text-properties style:font-name="Bitstream Charter" fo:font-size="20pt" style:font-size-asian="20pt" style:font-size-complex="20pt"/>
    </style:style>
    <style:style style:name="P4" style:family="paragraph" style:parent-style-name="Standard">
      <style:paragraph-properties fo:text-align="justify" style:justify-single-word="false"/>
      <style:text-properties style:font-name="Bitstream Charter"/>
    </style:style>
    <style:style style:name="P5" style:family="paragraph" style:parent-style-name="Standard">
      <style:paragraph-properties fo:text-align="justify" style:justify-single-word="false"/>
      <style:text-properties style:font-name="Bitstream Charter" fo:font-size="12pt" style:font-size-asian="12pt" style:font-size-complex="12pt"/>
    </style:style>
    <style:style style:name="P6" style:family="paragraph" style:parent-style-name="Standard">
      <style:paragraph-properties fo:text-align="justify" style:justify-single-word="false" style:text-autospace="none"/>
      <style:text-properties style:font-name="Bitstream Charter" fo:font-size="12pt" style:font-size-asian="12pt" style:font-size-complex="12pt"/>
    </style:style>
    <style:style style:name="P7" style:family="paragraph" style:parent-style-name="Standard">
      <style:paragraph-properties fo:text-align="justify" style:justify-single-word="false"/>
      <style:text-properties style:font-name="Bitstream Charter" fo:font-size="12pt" style:font-name-asian="Monospace" style:font-size-asian="12pt" style:font-name-complex="Monospace" style:font-size-complex="12pt"/>
    </style:style>
    <style:style style:name="P8" style:family="paragraph" style:parent-style-name="Standard">
      <style:paragraph-properties fo:text-align="justify" style:justify-single-word="false"/>
      <style:text-properties style:font-name="Bitstream Charter"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DejaVu Sans Mono" fo:font-size="12pt" style:font-name-asian="Monospace" style:font-size-asian="12pt" style:font-name-complex="Monospace" style:font-size-complex="12pt"/>
    </style:style>
    <style:style style:name="P10" style:family="paragraph" style:parent-style-name="Standard">
      <style:paragraph-properties fo:margin-left="0.25in" fo:margin-right="0in" fo:text-align="justify" style:justify-single-word="false" fo:text-indent="0in" style:auto-text-indent="false">
        <style:tab-stops>
          <style:tab-stop style:position="0.25in"/>
        </style:tab-stops>
      </style:paragraph-properties>
      <style:text-properties style:font-name="Bitstream Charter" fo:font-size="12pt" fo:font-weight="normal" style:font-size-asian="12pt" style:font-weight-asian="normal" style:font-size-complex="12pt" style:font-weight-complex="normal"/>
    </style:style>
    <style:style style:name="P11" style:family="paragraph" style:parent-style-name="Standard">
      <style:paragraph-properties fo:margin-left="0.25in" fo:margin-right="0in" fo:text-align="justify" style:justify-single-word="false" fo:text-indent="0in" style:auto-text-indent="false">
        <style:tab-stops>
          <style:tab-stop style:position="0.25in"/>
        </style:tab-stops>
      </style:paragraph-properties>
      <style:text-properties style:font-name="DejaVu Sans Mono" fo:font-size="12pt" fo:font-weight="normal" style:font-size-asian="12pt" style:font-weight-asian="normal" style:font-size-complex="12pt" style:font-weight-complex="normal"/>
    </style:style>
    <style:style style:name="P12" style:family="paragraph" style:parent-style-name="Standard">
      <style:paragraph-properties fo:margin-left="0in" fo:margin-right="0in" fo:text-align="justify" style:justify-single-word="false" fo:text-indent="0.3854in" style:auto-text-indent="false"/>
      <style:text-properties style:font-name="Bitstream Charter" fo:font-size="12pt" fo:font-weight="normal" style:font-size-asian="12pt" style:font-weight-asian="normal" style:font-size-complex="12pt" style:font-weight-complex="normal"/>
    </style:style>
    <style:style style:name="P13" style:family="paragraph" style:parent-style-name="Standard">
      <style:paragraph-properties fo:margin-left="0in" fo:margin-right="0in" fo:text-align="justify" style:justify-single-word="false" fo:text-indent="0in" style:auto-text-indent="false"/>
      <style:text-properties style:font-name="Bitstream Charter" fo:font-size="12pt" fo:font-weight="normal" style:font-size-asian="12pt" style:font-weight-asian="normal" style:font-size-complex="12pt" style:font-weight-complex="normal"/>
    </style:style>
    <style:style style:name="P14" style:family="paragraph" style:parent-style-name="Standard" style:list-style-name="L1">
      <style:paragraph-properties fo:text-align="justify" style:justify-single-word="false"/>
      <style:text-properties style:font-name="Bitstream Charter" fo:font-size="12pt" fo:font-weight="bold" style:font-size-asian="12pt" style:font-weight-asian="bold" style:font-size-complex="12pt" style:font-weight-complex="bold"/>
    </style:style>
    <style:style style:name="P15" style:family="paragraph" style:parent-style-name="Standard" style:list-style-name="L1">
      <style:paragraph-properties fo:text-align="justify" style:justify-single-word="false"/>
      <style:text-properties style:font-name="Bitstream Charter" fo:font-size="12pt" style:font-size-asian="12pt" style:font-size-complex="12pt"/>
    </style:style>
    <style:style style:name="P16" style:family="paragraph" style:parent-style-name="Standard" style:list-style-name="L1">
      <style:paragraph-properties fo:text-align="justify" style:justify-single-word="false" style:text-autospace="none"/>
      <style:text-properties style:font-name="Bitstream Charter" fo:font-size="12pt" style:font-size-asian="12pt" style:font-size-complex="12pt"/>
    </style:style>
    <style:style style:name="P17" style:family="paragraph" style:parent-style-name="Standard" style:list-style-name="L1">
      <style:paragraph-properties fo:text-align="justify" style:justify-single-word="false"/>
      <style:text-properties style:font-name="Bitstream Charter" fo:font-size="12pt" fo:font-weight="normal" style:font-size-asian="12pt" style:font-weight-asian="normal" style:font-size-complex="12pt" style:font-weight-complex="normal"/>
    </style:style>
    <style:style style:name="P18" style:family="paragraph" style:parent-style-name="Standard" style:list-style-name="L1">
      <style:paragraph-properties fo:text-align="justify" style:justify-single-word="false"/>
      <style:text-properties style:font-name="Bitstream Charter" fo:font-size="12pt" fo:font-weight="normal" style:font-name-asian="Monospace" style:font-size-asian="12pt" style:font-weight-asian="normal" style:font-name-complex="Monospace" style:font-size-complex="12pt" style:font-weight-complex="normal"/>
    </style:style>
    <style:style style:name="P19" style:family="paragraph" style:parent-style-name="Standard" style:list-style-name="L1">
      <style:paragraph-properties fo:text-align="justify" style:justify-single-word="false"/>
      <style:text-properties style:font-name="Bitstream Charter" fo:font-size="12pt" style:font-name-asian="Monospace" style:font-size-asian="12pt" style:font-name-complex="Monospace" style:font-size-complex="12pt"/>
    </style:style>
    <style:style style:name="P20" style:family="paragraph" style:parent-style-name="Standard" style:list-style-name="L1">
      <style:paragraph-properties fo:text-align="justify" style:justify-single-word="false" style:text-autospace="none"/>
      <style:text-properties style:font-name="Bitstream Charter" fo:font-size="12pt" style:font-name-asian="Monospace" style:font-size-asian="12pt" style:font-name-complex="Monospace" style:font-size-complex="12pt"/>
    </style:style>
    <style:style style:name="P21" style:family="paragraph" style:parent-style-name="Standard" style:list-style-name="L1">
      <style:paragraph-properties fo:text-align="justify" style:justify-single-word="false" style:text-autospace="none"/>
      <style:text-properties fo:color="#000000" style:font-name="Bitstream Charter" fo:font-size="12pt" style:font-name-asian="Monospace" style:font-size-asian="12pt" style:font-name-complex="Monospace" style:font-size-complex="12pt"/>
    </style:style>
    <style:style style:name="P22" style:family="paragraph" style:parent-style-name="Standard" style:list-style-name="L1">
      <style:paragraph-properties fo:margin-left="0.1181in" fo:margin-right="0.0035in" fo:text-align="justify" style:justify-single-word="false" fo:text-indent="-0.25in" style:auto-text-indent="false">
        <style:tab-stops/>
      </style:paragraph-properties>
      <style:text-properties fo:color="#2a00ff" style:font-name="Bitstream Charter" fo:font-size="12pt" style:font-name-asian="Monospace" style:font-size-asian="12pt" style:font-name-complex="Monospace" style:font-size-complex="12pt"/>
    </style:style>
    <style:style style:name="P23" style:family="paragraph" style:parent-style-name="Standard" style:list-style-name="L1">
      <style:paragraph-properties fo:margin-left="0.1181in" fo:margin-right="0.0035in" fo:text-align="start" style:justify-single-word="false" fo:text-indent="-0.25in" style:auto-text-indent="false" style:text-autospace="none">
        <style:tab-stops/>
      </style:paragraph-properties>
      <style:text-properties fo:color="#2a00ff" style:font-name="Bitstream Charter" fo:font-size="12pt" style:font-name-asian="Monospace" style:font-size-asian="12pt" style:font-name-complex="Monospace" style:font-size-complex="12pt"/>
    </style:style>
    <style:style style:name="P24" style:family="paragraph" style:parent-style-name="Standard" style:list-style-name="L1">
      <style:paragraph-properties fo:margin-left="0.1598in" fo:margin-right="0.0035in" fo:text-align="start" style:justify-single-word="false" fo:text-indent="-0.25in" style:auto-text-indent="false" style:text-autospace="none">
        <style:tab-stops/>
      </style:paragraph-properties>
      <style:text-properties fo:color="#2a00ff" style:font-name="Bitstream Charter" fo:font-size="12pt" style:font-name-asian="Monospace" style:font-size-asian="12pt" style:font-name-complex="Monospace" style:font-size-complex="12pt"/>
    </style:style>
    <style:style style:name="P25" style:family="paragraph" style:parent-style-name="Table_20_Contents" style:list-style-name="L1">
      <style:paragraph-properties fo:margin-left="0.1181in" fo:margin-right="0.0035in" fo:text-align="justify" style:justify-single-word="false" fo:text-indent="-0.25in" style:auto-text-indent="false">
        <style:tab-stops/>
      </style:paragraph-properties>
      <style:text-properties style:font-name="Bitstream Charter" fo:font-size="12pt" fo:font-weight="bold" style:font-size-asian="12pt" style:font-weight-asian="bold" style:font-size-complex="12pt" style:font-weight-complex="bold"/>
    </style:style>
    <style:style style:name="P26" style:family="paragraph" style:parent-style-name="Table_20_Contents" style:list-style-name="L1">
      <style:paragraph-properties fo:margin-left="0.1598in" fo:margin-right="0.0035in" fo:text-align="justify" style:justify-single-word="false" fo:text-indent="-0.25in" style:auto-text-indent="false">
        <style:tab-stops/>
      </style:paragraph-properties>
      <style:text-properties style:font-name="Bitstream Charter" fo:font-size="12pt" fo:font-weight="bold" style:font-size-asian="12pt" style:font-weight-asian="bold" style:font-size-complex="12pt" style:font-weight-complex="bold"/>
    </style:style>
    <style:style style:name="T1" style:family="text">
      <style:text-properties style:font-name-asian="Monospace" style:font-name-complex="Monospace"/>
    </style:style>
    <style:style style:name="T2" style:family="text">
      <style:text-properties fo:font-weight="normal" style:font-weight-asian="normal" style:font-weight-complex="normal"/>
    </style:style>
    <style:style style:name="T3" style:family="text">
      <style:text-properties fo:color="#000000" style:font-name-asian="Monospace" style:font-name-complex="Monospace"/>
    </style:style>
    <style:style style:name="T4" style:family="text">
      <style:text-properties style:font-name="DejaVu Sans Mono" fo:font-size="10pt" style:font-size-asian="10pt" style:font-size-complex="10pt"/>
    </style:style>
    <style:style style:name="T5" style:family="text">
      <style:text-properties fo:font-style="italic" style:font-name-asian="Monospace" style:font-style-asian="italic" style:font-name-complex="Monospace"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SCOREF Management Module</text:p>
      <text:p text:style-name="P3">Configuration and Configuration File Manual</text:p>
      <text:p text:style-name="P4"/>
      <text:p text:style-name="P4">Baris Demiray &lt;baris.demiray@eurecom.fr&gt;</text:p>
      <text:p text:style-name="P5"/>
      <text:list xml:id="list11376601481" text:style-name="L1">
        <text:list-item>
          <text:p text:style-name="P14">Configuration File</text:p>
          <text:p text:style-name="P15">SCOREF Management Module's (SCOREF-MGMT) configuration file is named by-default “MGMT.conf” and may be supplied as the first parameter to the SCOREF-MGMT binary as shown below:</text:p>
          <text:p text:style-name="P15"/>
          <text:p text:style-name="P15">$ SCOREF-MGMT &lt;configurationFile&gt;</text:p>
          <text:p text:style-name="P15"/>
          <text:p text:style-name="P15">Otherwise a configuration file with the default name will be looked for in the current directory.</text:p>
        </text:list-item>
      </text:list>
      <text:p text:style-name="P5"/>
      <text:p text:style-name="P5"><text:tab/>Parameters and values must adhere to following format for MGMT.conf file,</text:p>
      <text:p text:style-name="P5"/>
      <text:p text:style-name="P5"><text:tab/>&lt;parameter&gt; = &lt;value&gt;</text:p>
      <text:p text:style-name="P5"/>
      <text:p text:style-name="P5"><text:tab/>Example: <text:span text:style-name="T1">CONF_SERVER_PORT = 1402</text:span></text:p>
      <text:p text:style-name="P5"/>
      <text:list xml:id="list112207061" text:continue-numbering="true" text:style-name="L1">
        <text:list-item>
          <text:p text:style-name="P14">Configuration File for FACilities</text:p>
          <text:p text:style-name="P17">There may be more than one configuration file provided to MGMT module carrying configuration information for FACilities, and MGMT is going to traverse ./configuration/ directory's content upon its start and parse every configuration file found therein. Yet the format for configuration parameter and configuration value tuple is a little different than those defined in main configuration file MGMT.conf. The reason is the necessity of having/knowing configuration ID values for every configuration parameter (see continuous or bulk versions definition of CONFIGURATION_RESPONSE message defined elsewhere). Since we need to have a dynamic configuration file parsing ability, and since we need to incorporate any new/old/updated configuration items into the Management Information Base (MIB) I designed a specific format for FACilities configuration files where other developers can provide new configuration files to MGMT module that are completely unknown to it. In order to introduce a FACilities configuration file one has to name it adhering to following naming scheme,</text:p>
        </text:list-item>
      </text:list>
      <text:p text:style-name="P8"/>
      <text:p text:style-name="P8"><text:tab/>MGMT.&lt;applicationName&gt;.conf</text:p>
      <text:p text:style-name="P8"/>
      <text:p text:style-name="P8"><text:tab/>Then the content, that is to say configuration parameter and value tuples have to be <text:tab/>given in the following format,</text:p>
      <text:p text:style-name="P8"/>
      <text:p text:style-name="P8"><text:tab/><text:span text:style-name="T4">&lt;configurationParameterName&gt;|&lt;configurationParameterID&gt; = &lt;value&gt;</text:span></text:p>
      <text:p text:style-name="P8"><text:soft-page-break/></text:p>
      <text:p text:style-name="P10"><text:tab/>where we already have configuration parameter ID so MGMT can build a <text:tab/>CONFIGURATION_RESPONSE (continuous or bulk) packet, for example, without <text:tab/>needing any further information. The only thing any developer who wants to <text:tab/>introduce <text:tab/>a configuration file to MGMT should be concerned is to adhere to the <text:tab/>range that s/he <text:tab/>creates configuration parameter IDs in. As an example, the configuration IDs of the <text:tab/>sample configuration file I provided for IHM starts from 0xC100 and goes on up to <text:tab/>0xC116. Currently, I do not have a solution to keep different configuration ID <text:tab/>spaces tidy for different FACilities since there may be a new facility configuration that <text:tab/>MGMT introduced tomorrow. Apparently the best <text:tab/>option is to have a common place for <text:tab/>all configuration items like a Wiki page. Here is a sample for further reference on <text:tab/>configuration file format, please notice that the configuration ID is in hexadecimal <text:tab/>notation,</text:p>
      <text:p text:style-name="P10"/>
      <text:p text:style-name="P11"><text:tab/># IHM Configuration </text:p>
      <text:p text:style-name="P11"><text:tab/>MIB_MC002_GROUPNUM|0xC100 = 0 </text:p>
      <text:p text:style-name="P11"><text:tab/>MIB_MC002_GROUP1|0xC101 = NULL </text:p>
      <text:p text:style-name="P11"><text:tab/>MIB_MC002_GROUP2|0xC102 = NULL </text:p>
      <text:p text:style-name="P11"><text:tab/>MIB_MC002_GROUP3|0xC103 = NULL </text:p>
      <text:p text:style-name="P11"><text:tab/>MIB_MC002_GROUPN|0xC104 = NULL </text:p>
      <text:p text:style-name="P11"/>
      <text:p text:style-name="P11"><text:tab/>MIB_MC002_CRITICLIMIT|0xC105 = 15 </text:p>
      <text:p text:style-name="P11"><text:tab/>MIB_MC002_PLUG|0xC106 = 1 </text:p>
      <text:p text:style-name="P11"><text:tab/>MIB_MC002_VEHICLETYPE|0xC107 = 1 </text:p>
      <text:p text:style-name="P11"><text:tab/>MIB_MC002_CHARGETYPE|0xC108 = 1 </text:p>
      <text:p text:style-name="P8"/>
      <text:p text:style-name="P12"><text:tab/>Contrary to GN configuration, there is more than one data type that may be supplied in <text:tab/>a configuration file of some FACility, such as string and floating point types besides <text:tab/>integer values. Float values may be provided as,</text:p>
      <text:p text:style-name="P12"/>
      <text:p text:style-name="P12"><text:tab/>MIB_MC002_PI|0xC120 = 3.14</text:p>
      <text:p text:style-name="P12"/>
      <text:p text:style-name="P12"><text:tab/>or a string value may be provided as follows, please notice that string value has to be <text:tab/>given with quotes,</text:p>
      <text:p text:style-name="P12"/>
      <text:p text:style-name="P12"><text:tab/>MIB_MC002_LANG|0xC121 = “en-us”</text:p>
      <text:p text:style-name="P13"/>
      <text:p text:style-name="P13"><text:tab/>Finally, as a string value, NULL may be provided as above given in the sample and <text:tab/>without quotes.</text:p>
      <text:p text:style-name="P13"/>
      <text:list xml:id="list100795603" text:continue-numbering="true" text:style-name="L1">
        <text:list-item>
          <text:p text:style-name="P14">Generic Configuration Parameters</text:p>
          <text:p text:style-name="P15">Currently there are three generic configuration parameters which are used to set the port number of UDP server, and intervals for wireless state update and location update messages.</text:p>
        </text:list-item>
      </text:list>
      <text:p text:style-name="P7"/>
      <text:p text:style-name="P7"><text:soft-page-break/><text:tab/>A snipped from the current version of configuration file showing these configuration <text:tab/>items follows,</text:p>
      <text:p text:style-name="P7"/>
      <text:p text:style-name="P9"><text:tab/>CONF_SERVER_PORT = 1402 </text:p>
      <text:p text:style-name="P9"><text:tab/>CONF_WIRELESS_STATE_UPDATE_INTERVAL = 120 </text:p>
      <text:p text:style-name="P9"><text:tab/>CONF_LOCATION_UPDATE_INTERVAL = 60;</text:p>
      <text:p text:style-name="P9"/>
      <text:list xml:id="list1558187307" text:continue-numbering="true" text:style-name="L1">
        <text:list-item>
          <text:p text:style-name="P14">Management Information Base / Common Parameters</text:p>
          <text:p text:style-name="P15">Common parameters are for both Facilities and Networking and they have<text:span text:style-name="T1"> “MIB_GN_ALL_” prefix in their names.</text:span></text:p>
          <text:p text:style-name="P19"/>
        </text:list-item>
        <text:list-item>
          <text:p text:style-name="P14">Management Information Base / Network Parameters</text:p>
          <text:p text:style-name="P15">Network parameters are present to set Networking configuration and they have “<text:span text:style-name="T1">MIB_GN_NET_” prefix in their names.</text:span></text:p>
          <text:p text:style-name="P19"/>
        </text:list-item>
        <text:list-item>
          <text:p text:style-name="P14">Management Information Base / Facilities Parameters</text:p>
          <text:p text:style-name="P15">See section 2.</text:p>
          <text:p text:style-name="P19"/>
        </text:list-item>
        <text:list-item>
          <text:p text:style-name="P14">Communication Profiles</text:p>
          <text:p text:style-name="P15"><text:span text:style-name="T2">Communication profile parameters adhere to the configuration parameter syntax mentioned in Section 1 but their value part is a complex value and can be comma and/or semicolon separated. This will be explained through the profiles </text:span><text:span text:style-name="T1">defined in SCOREF-L221 section </text:span><text:span text:style-name="T5">4.1.3 Les Profils de Communication</text:span><text:span text:style-name="T2">.</text:span></text:p>
          <text:p text:style-name="P17"/>
          <text:p text:style-name="P18">CP1 = BTP,GN,ITSG5,CCH</text:p>
          <text:p text:style-name="P18"/>
          <text:p text:style-name="P18">This first communication profile has BTP as transport layer protocol, GN as network layer protocol, ITS G5 as access layer protocol, and CCH as channel, and all these configuration items are separated by a comma.</text:p>
          <text:p text:style-name="P18"/>
          <text:p text:style-name="P20">CP11 = TCP:UDP,IPv4/v6:DSMIPv4/v6,3G</text:p>
          <text:p text:style-name="P20"/>
          <text:p text:style-name="P20">This eleventh communication profile has both TCP and UDP as transport layer protocols, IPv4/v6 and DSM IPv4/v6 as network layer protocols, and 3G as access layer protocol. So as seen here, each profile's layer information is comma-separated, but each layer's protocol information is semi-colon separated. Leaving spaces around comma and semi-colon characters will cause syntax errors.</text:p>
          <text:p text:style-name="P16"/>
          <text:p text:style-name="P16">All the strings necessary to define a communication profile is given below,</text:p>
        </text:list-item>
      </text:list>
      <text:p text:style-name="P6"/>
      <text:p text:style-name="P6"/>
      <text:p text:style-name="P6"/>
      <text:p text:style-name="P6"/>
      <text:p text:style-name="P6"/>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list xml:id="list1389113101" text:continue-numbering="true" text:style-name="L1">
              <text:list-header>
                <text:p text:style-name="P25">Transport</text:p>
              </text:list-header>
            </text:list>
          </table:table-cell>
          <table:table-cell table:style-name="Table1.A1" office:value-type="string">
            <text:list xml:id="list1950628924" text:continue-numbering="true" text:style-name="L1">
              <text:list-header>
                <text:p text:style-name="P25">Network</text:p>
              </text:list-header>
            </text:list>
          </table:table-cell>
          <table:table-cell table:style-name="Table1.A1" office:value-type="string">
            <text:list xml:id="list1186396017" text:continue-numbering="true" text:style-name="L1">
              <text:list-header>
                <text:p text:style-name="P25">Access</text:p>
              </text:list-header>
            </text:list>
          </table:table-cell>
          <table:table-cell table:style-name="Table1.D1" office:value-type="string">
            <text:list xml:id="list1440396064" text:continue-numbering="true" text:style-name="L1">
              <text:list-header>
                <text:p text:style-name="P26">Channel</text:p>
              </text:list-header>
            </text:list>
          </table:table-cell>
        </table:table-row>
        <table:table-row>
          <table:table-cell table:style-name="Table1.A2" office:value-type="string">
            <text:list xml:id="list705573455" text:continue-numbering="true" text:style-name="L1">
              <text:list-header>
                <text:p text:style-name="P22">BTP_A</text:p>
                <text:p text:style-name="P23">BTP_B</text:p>
                <text:p text:style-name="P23">TCP</text:p>
                <text:p text:style-name="P23">UDP</text:p>
                <text:p text:style-name="P23">RTP</text:p>
                <text:p text:style-name="P23">STCP</text:p>
              </text:list-header>
            </text:list>
          </table:table-cell>
          <table:table-cell table:style-name="Table1.B2" office:value-type="string">
            <text:list xml:id="list1303078327" text:continue-numbering="true" text:style-name="L1">
              <text:list-header>
                <text:p text:style-name="P23">GN</text:p>
                <text:p text:style-name="P23">IPv6_GN</text:p>
                <text:p text:style-name="P23">IPv6</text:p>
                <text:p text:style-name="P23">IPv4</text:p>
                <text:p text:style-name="P23">IPv4/v6</text:p>
                <text:p text:style-name="P23">DSMIPv4/v6</text:p>
              </text:list-header>
            </text:list>
          </table:table-cell>
          <table:table-cell table:style-name="Table1.C2" office:value-type="string">
            <text:list xml:id="list1537408423" text:continue-numbering="true" text:style-name="L1">
              <text:list-header>
                <text:p text:style-name="P23">ITSG5</text:p>
                <text:p text:style-name="P23">3G</text:p>
                <text:p text:style-name="P23">11n</text:p>
                <text:p text:style-name="P23">Ethernet</text:p>
              </text:list-header>
            </text:list>
          </table:table-cell>
          <table:table-cell table:style-name="Table1.D2" office:value-type="string">
            <text:list xml:id="list1585965735" text:continue-numbering="true" text:style-name="L1">
              <text:list-header>
                <text:p text:style-name="P24">CCH</text:p>
                <text:p text:style-name="P24">SCH1</text:p>
                <text:p text:style-name="P24">SCH2</text:p>
                <text:p text:style-name="P24">SCH3</text:p>
                <text:p text:style-name="P24">SCH4</text:p>
              </text:list-header>
            </text:list>
          </table:table-cell>
        </table:table-row>
      </table:table>
      <text:list xml:id="list1201007959" text:continue-numbering="true" text:style-name="L1">
        <text:list-header>
          <text:p text:style-name="P21"/>
          <text:p text:style-name="P16"><text:span text:style-name="T3">Please refer to </text:span><text:span text:style-name="T3">SCOREF-L221 file for further reference.</text:span></text:p>
          <text:p text:style-name="P21"/>
          <text:p text:style-name="P14"/>
        </text:list-header>
        <text:list-item>
          <text:p text:style-name="P14">Version History</text:p>
          <text:list>
            <text:list-item>
              <text:p text:style-name="P17">Initial version (06/07/2012)</text:p>
            </text:list-item>
            <text:list-item>
              <text:p text:style-name="P17">FACilities configuration file format definition added (11/10/2012)</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 svg:font-family="Monospace"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is Demiray</meta:initial-creator>
    <meta:creation-date>2012-07-06T17:14:35</meta:creation-date>
    <dc:date>2012-10-11T16:04:31</dc:date>
    <dc:creator>Baris Demiray</dc:creator>
    <meta:editing-duration>PT22H46M9S</meta:editing-duration>
    <meta:editing-cycles>64</meta:editing-cycles>
    <meta:generator>LibreOffice/3.5$Linux_x86 LibreOffice_project/350m1$Build-2</meta:generator>
    <meta:document-statistic meta:table-count="1" meta:image-count="0" meta:object-count="0" meta:page-count="4" meta:paragraph-count="80" meta:word-count="833" meta:character-count="5395" meta:non-whitespace-character-count="4954"/>
  </office:meta>
</office:document-meta>
</file>